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text-align="justify" style:justify-single-word="false" fo:padding="0.049cm" fo:border="0.06pt solid #e3e3e3"/>
    </style:style>
    <style:style style:name="P2" style:family="paragraph" style:parent-style-name="Standard">
      <style:paragraph-properties fo:text-align="justify" style:justify-single-word="false"/>
    </style:style>
    <style:style style:name="P3" style:family="paragraph" style:parent-style-name="Text_20_body">
      <style:paragraph-properties fo:text-align="justify" style:justify-single-word="false" fo:padding="0.049cm" fo:border="0.06pt solid #e3e3e3"/>
    </style:style>
    <style:style style:name="P4" style:family="paragraph" style:parent-style-name="Text_20_body" style:list-style-name="L1">
      <style:paragraph-properties fo:text-align="justify" style:justify-single-word="false" fo:padding="0.049cm" fo:border="0.06pt solid #e3e3e3"/>
    </style:style>
    <style:style style:name="P5" style:family="paragraph" style:parent-style-name="Text_20_body" style:list-style-name="L2">
      <style:paragraph-properties fo:margin-top="0cm" fo:margin-bottom="0cm" style:contextual-spacing="false" fo:text-align="justify" style:justify-single-word="false" fo:padding="0.049cm" fo:border="0.06pt solid #e3e3e3"/>
    </style:style>
    <style:style style:name="P6" style:family="paragraph" style:parent-style-name="Text_20_body" style:list-style-name="L2">
      <style:paragraph-properties fo:text-align="justify" style:justify-single-word="false" fo:padding="0.049cm" fo:border="0.06pt solid #e3e3e3"/>
    </style:style>
    <style:style style:name="T1" style:family="text">
      <style:text-properties loext:padding="0.049cm" loext:border="0.06pt solid #e3e3e3"/>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 Agile methodology is based on four core values and fourteen principles. These were originally outlined in the Agile Manifesto, which was created by a group of software developers in 2001. Here they are:</text:p>
      <text:h text:style-name="P1" text:outline-level="3">Agile Manifesto Values:</text:h>
      <text:list xml:id="list2415778189" text:style-name="L1">
        <text:list-item>
          <text:p text:style-name="P4"><text:span text:style-name="Strong_20_Emphasis"><text:span text:style-name="T1">Individuals and interactions over processes and tools:</text:span></text:span> This value emphasizes the importance of focusing on people and their interactions rather than solely relying on processes and tools. Effective communication and collaboration among team members are prioritized.</text:p>
        </text:list-item>
        <text:list-item>
          <text:p text:style-name="P4"><text:span text:style-name="Strong_20_Emphasis"><text:span text:style-name="T1">Working software over comprehensive documentation:</text:span></text:span> Agile prioritizes delivering a working product over extensive documentation. While documentation is important, the primary measure of progress is functional software that adds value to the customer.</text:p>
        </text:list-item>
        <text:list-item>
          <text:p text:style-name="P4"><text:span text:style-name="Strong_20_Emphasis"><text:span text:style-name="T1">Customer collaboration over contract negotiation:</text:span></text:span> Agile promotes close collaboration with customers throughout the development process. Rather than relying on rigid contracts, Agile teams work closely with customers to understand their needs and deliver solutions that meet those needs.</text:p>
        </text:list-item>
        <text:list-item>
          <text:p text:style-name="P4"><text:span text:style-name="Strong_20_Emphasis"><text:span text:style-name="T1">Responding to change over following a plan:</text:span></text:span> Agile recognizes that change is inevitable and encourages teams to embrace change rather than stick rigidly to a predefined plan. Agile teams are flexible and able to adapt quickly to changing requirements or circumstances.</text:p>
        </text:list-item>
      </text:list>
      <text:h text:style-name="P1" text:outline-level="3">Agile Manifesto Principles:</text:h>
      <text:list xml:id="list3818181781" text:style-name="L2">
        <text:list-item>
          <text:p text:style-name="P5"><text:span text:style-name="Strong_20_Emphasis"><text:span text:style-name="T1">Satisfy the customer through early and continuous delivery of valuable software.</text:span></text:span></text:p>
        </text:list-item>
        <text:list-item>
          <text:p text:style-name="P5"><text:span text:style-name="Strong_20_Emphasis"><text:span text:style-name="T1">Welcome changing requirements, even late in development. Agile processes harness change for the customer's competitive advantage.</text:span></text:span></text:p>
        </text:list-item>
        <text:list-item>
          <text:p text:style-name="P5"><text:span text:style-name="Strong_20_Emphasis"><text:span text:style-name="T1">Deliver working software frequently, with a preference for shorter timescales.</text:span></text:span></text:p>
        </text:list-item>
        <text:list-item>
          <text:p text:style-name="P5"><text:span text:style-name="Strong_20_Emphasis"><text:span text:style-name="T1">Business people and developers must work together daily throughout the project.</text:span></text:span></text:p>
        </text:list-item>
        <text:list-item>
          <text:p text:style-name="P5"><text:span text:style-name="Strong_20_Emphasis"><text:span text:style-name="T1">Build projects around motivated individuals. Give them the environment and support they need, and trust them to get the job done.</text:span></text:span></text:p>
        </text:list-item>
        <text:list-item>
          <text:p text:style-name="P5"><text:span text:style-name="Strong_20_Emphasis"><text:span text:style-name="T1">The most efficient and effective method of conveying information to and within a development team is face-to-face conversation.</text:span></text:span></text:p>
        </text:list-item>
        <text:list-item>
          <text:p text:style-name="P5"><text:span text:style-name="Strong_20_Emphasis"><text:span text:style-name="T1">Working software is the primary measure of progress.</text:span></text:span></text:p>
        </text:list-item>
        <text:list-item>
          <text:p text:style-name="P5"><text:span text:style-name="Strong_20_Emphasis"><text:span text:style-name="T1">Agile processes promote sustainable development. The sponsors, developers, and users should be able to maintain a constant pace indefinitely.</text:span></text:span></text:p>
        </text:list-item>
        <text:list-item>
          <text:p text:style-name="P5"><text:span text:style-name="Strong_20_Emphasis"><text:span text:style-name="T1">Continuous attention to technical excellence and good design enhances agility.</text:span></text:span></text:p>
        </text:list-item>
        <text:list-item>
          <text:p text:style-name="P5"><text:span text:style-name="Strong_20_Emphasis"><text:span text:style-name="T1">Simplicity—the art of maximizing the amount of work not done—is essential.</text:span></text:span></text:p>
        </text:list-item>
        <text:list-item>
          <text:p text:style-name="P5"><text:span text:style-name="Strong_20_Emphasis"><text:span text:style-name="T1">The best architectures, requirements, and designs emerge from self-organizing teams.</text:span></text:span></text:p>
        </text:list-item>
        <text:list-item>
          <text:p text:style-name="P5"><text:span text:style-name="Strong_20_Emphasis"><text:span text:style-name="T1">At regular intervals, the team reflects on how to become more effective, then tunes and adjusts its behavior accordingly.</text:span></text:span></text:p>
        </text:list-item>
        <text:list-item>
          <text:p text:style-name="P5"><text:soft-page-break/><text:span text:style-name="Strong_20_Emphasis"><text:span text:style-name="T1">The team must be able to maintain a constant pace indefinitely.</text:span></text:span></text:p>
        </text:list-item>
        <text:list-item>
          <text:p text:style-name="P6"><text:span text:style-name="Strong_20_Emphasis"><text:span text:style-name="T1">Simplicity—the art of maximizing the amount of work not done—is essential.</text:span></text:span></text:p>
        </text:list-item>
      </text:list>
      <text:p text:style-name="P3">These values and principles serve as the foundation for Agile methodologies, such as Scrum, Kanban, and Extreme Programming (XP), among others. They emphasize collaboration, flexibility, and continuous improvement in software development processes.</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9T12:14:54.144392695</meta:creation-date>
    <dc:date>2024-04-09T12:15:51.852737885</dc:date>
    <meta:editing-duration>PT59S</meta:editing-duration>
    <meta:editing-cycles>1</meta:editing-cycles>
    <meta:document-statistic meta:table-count="0" meta:image-count="0" meta:object-count="0" meta:page-count="2" meta:paragraph-count="22" meta:word-count="427" meta:character-count="2921" meta:non-whitespace-character-count="2538"/>
    <meta:generator>LibreOffice/7.3.7.2$Linux_X86_64 LibreOffice_project/30$Build-2</meta:generator>
  </office:meta>
</office:document-meta>
</file>